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9" style:family="graphic" style:parent-style-name="objectwithoutfill">
      <style:graphic-properties svg:stroke-color="#000000" draw:fill="none" draw:textarea-horizontal-align="center" draw:textarea-vertical-align="middle"/>
    </style:style>
    <style:style style:name="gr10" style:family="graphic" style:parent-style-name="standard">
      <style:graphic-properties svg:stroke-color="#000000" draw:marker-end="Arrow_20_concave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color="#000000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05cm" fo:padding-right="0.05cm"/>
    </style:style>
    <style:style style:name="gr17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super 58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10cm" svg:x="6.5cm" svg:y="0.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6cm" svg:y1="6.25cm" svg:x2="5.25cm" svg:y2="6.25cm">
            <text:p/>
          </draw:line>
          <draw:custom-shape draw:style-name="gr3" draw:text-style-name="P1" draw:layer="layout" svg:width="0.5cm" svg:height="0.5cm" draw:transform="rotate (-1.57079632679579) translate (5.25cm 6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4.75cm" svg:y1="6.25cm" svg:x2="4cm" svg:y2="6.25cm">
            <text:p/>
          </draw:line>
          <draw:line draw:style-name="gr2" draw:text-style-name="P1" draw:layer="layout" svg:x1="4.75cm" svg:y1="6.5cm" svg:x2="4.75cm" svg:y2="6cm">
            <text:p/>
          </draw:line>
          <draw:line draw:style-name="gr4" draw:text-style-name="P1" draw:layer="layout" svg:x1="5cm" svg:y1="5.75cm" svg:x2="4.75cm" svg:y2="5.5cm">
            <text:p/>
          </draw:line>
          <draw:line draw:style-name="gr4" draw:text-style-name="P1" draw:layer="layout" svg:x1="4.9cm" svg:y1="5.85cm" svg:x2="4.65cm" svg:y2="5.6cm">
            <text:p/>
          </draw:line>
          <draw:frame draw:style-name="gr5" draw:text-style-name="P2" draw:layer="layout" svg:width="0.5cm" svg:height="1cm" svg:x="5.5cm" svg:y="5.2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4cm" svg:y="5.25cm">
            <draw:text-box>
              <text:p text:style-name="P1"><text:span text:style-name="T1">K</text:span></text:p>
            </draw:text-box>
          </draw:frame>
        </draw:g>
        <draw:frame draw:style-name="gr6" draw:text-style-name="P3" draw:layer="layout" svg:width="1.5cm" svg:height="0.5cm" svg:x="6.5cm" svg:y="0.5cm">
          <draw:text-box>
            <text:p text:style-name="P1"><text:span text:style-name="T2">GND</text:span></text:p>
          </draw:text-box>
        </draw:frame>
        <draw:frame draw:style-name="gr6" draw:text-style-name="P3" draw:layer="layout" svg:width="1.5cm" svg:height="0.5cm" svg:x="6.5cm" svg:y="2cm">
          <draw:text-box>
            <text:p text:style-name="P1"><text:span text:style-name="T2">3v3</text:span></text:p>
          </draw:text-box>
        </draw:frame>
        <draw:frame draw:style-name="gr6" draw:text-style-name="P3" draw:layer="layout" svg:width="1.5cm" svg:height="0.5cm" svg:x="6.5cm" svg:y="1.5cm">
          <draw:text-box>
            <text:p text:style-name="P1"><text:span text:style-name="T2">5v</text:span></text:p>
          </draw:text-box>
        </draw:frame>
        <draw:frame draw:style-name="gr6" draw:text-style-name="P3" draw:layer="layout" svg:width="1.5cm" svg:height="0.5cm" svg:x="6.5cm" svg:y="2.5cm">
          <draw:text-box>
            <text:p text:style-name="P1"><text:span text:style-name="T2">/RST</text:span></text:p>
          </draw:text-box>
        </draw:frame>
        <draw:frame draw:style-name="gr6" draw:text-style-name="P3" draw:layer="layout" svg:width="1.5cm" svg:height="0.5cm" svg:x="6.5cm" svg:y="3cm">
          <draw:text-box>
            <text:p text:style-name="P1"><text:span text:style-name="T2">CANL</text:span></text:p>
          </draw:text-box>
        </draw:frame>
        <draw:frame draw:style-name="gr6" draw:text-style-name="P3" draw:layer="layout" svg:width="1.5cm" svg:height="0.5cm" svg:x="6.5cm" svg:y="1cm">
          <draw:text-box>
            <text:p text:style-name="P1"><text:span text:style-name="T2">Vin</text:span></text:p>
          </draw:text-box>
        </draw:frame>
        <draw:frame draw:style-name="gr6" draw:text-style-name="P3" draw:layer="layout" svg:width="2cm" svg:height="0.5cm" svg:x="6.5cm" svg:y="5.5cm">
          <draw:text-box>
            <text:p text:style-name="P1"><text:span text:style-name="T2">D 11</text:span></text:p>
          </draw:text-box>
        </draw:frame>
        <draw:frame draw:style-name="gr6" draw:text-style-name="P3" draw:layer="layout" svg:width="1.5cm" svg:height="0.5cm" svg:x="6.5cm" svg:y="6cm">
          <draw:text-box>
            <text:p text:style-name="P1"><text:span text:style-name="T2">D 12</text:span></text:p>
          </draw:text-box>
        </draw:frame>
        <draw:frame draw:style-name="gr6" draw:text-style-name="P3" draw:layer="layout" svg:width="1.5cm" svg:height="0.5cm" svg:x="6.5cm" svg:y="6.5cm">
          <draw:text-box>
            <text:p text:style-name="P1"><text:span text:style-name="T2">D 13</text:span></text:p>
          </draw:text-box>
        </draw:frame>
        <draw:frame draw:style-name="gr6" draw:text-style-name="P3" draw:layer="layout" svg:width="1.5cm" svg:height="0.5cm" svg:x="6.5cm" svg:y="7cm">
          <draw:text-box>
            <text:p text:style-name="P1"><text:span text:style-name="T2">D 14</text:span></text:p>
          </draw:text-box>
        </draw:frame>
        <draw:frame draw:style-name="gr6" draw:text-style-name="P3" draw:layer="layout" svg:width="1.5cm" svg:height="0.5cm" svg:x="6.5cm" svg:y="7.5cm">
          <draw:text-box>
            <text:p text:style-name="P1"><text:span text:style-name="T2">D 15</text:span></text:p>
          </draw:text-box>
        </draw:frame>
        <draw:frame draw:style-name="gr6" draw:text-style-name="P3" draw:layer="layout" svg:width="1.5cm" svg:height="0.5cm" svg:x="6.5cm" svg:y="8cm">
          <draw:text-box>
            <text:p text:style-name="P1"><text:span text:style-name="T2">D 16</text:span></text:p>
          </draw:text-box>
        </draw:frame>
        <draw:frame draw:style-name="gr7" draw:text-style-name="P3" draw:layer="layout" svg:width="1.5cm" svg:height="0.5cm" svg:x="11cm" svg:y="3.5cm">
          <draw:text-box>
            <text:p text:style-name="P1"><text:span text:style-name="T2">D 2</text:span></text:p>
          </draw:text-box>
        </draw:frame>
        <draw:frame draw:style-name="gr7" draw:text-style-name="P3" draw:layer="layout" svg:width="1.5cm" svg:height="0.5cm" svg:x="11cm" svg:y="4cm">
          <draw:text-box>
            <text:p text:style-name="P1"><text:span text:style-name="T2">D 1</text:span></text:p>
          </draw:text-box>
        </draw:frame>
        <draw:frame draw:style-name="gr7" draw:text-style-name="P3" draw:layer="layout" svg:width="2cm" svg:height="0.5cm" svg:x="10.5cm" svg:y="5cm">
          <draw:text-box>
            <text:p text:style-name="P1"><text:span text:style-name="T2">A 0 / D 31</text:span></text:p>
          </draw:text-box>
        </draw:frame>
        <draw:frame draw:style-name="gr7" draw:text-style-name="P3" draw:layer="layout" svg:width="1.5cm" svg:height="0.5cm" svg:x="11cm" svg:y="0.5cm">
          <draw:text-box>
            <text:p text:style-name="P1"><text:span text:style-name="T2">GND</text:span></text:p>
          </draw:text-box>
        </draw:frame>
        <draw:frame draw:style-name="gr7" draw:text-style-name="P3" draw:layer="layout" svg:width="1.5cm" svg:height="0.5cm" svg:x="11cm" svg:y="10cm">
          <draw:text-box>
            <text:p text:style-name="P1"><text:span text:style-name="T2">D 21</text:span></text:p>
          </draw:text-box>
        </draw:frame>
        <draw:g>
          <draw:line draw:style-name="gr1" draw:text-style-name="P1" draw:layer="layout" svg:x1="3.5cm" svg:y1="1.25cm" svg:x2="3.5cm" svg:y2="0.75cm">
            <text:p/>
          </draw:line>
          <draw:line draw:style-name="gr1" draw:text-style-name="P1" draw:layer="layout" svg:x1="3cm" svg:y1="1.25cm" svg:x2="4cm" svg:y2="1.25cm">
            <text:p/>
          </draw:line>
          <draw:line draw:style-name="gr1" draw:text-style-name="P1" draw:layer="layout" svg:x1="3.25cm" svg:y1="1.5cm" svg:x2="3.75cm" svg:y2="1.5cm">
            <text:p/>
          </draw:line>
          <draw:line draw:style-name="gr1" draw:text-style-name="P1" draw:layer="layout" svg:x1="3.38cm" svg:y1="1.75cm" svg:x2="3.63cm" svg:y2="1.75cm">
            <text:p/>
          </draw:line>
        </draw:g>
        <draw:line draw:style-name="gr2" draw:text-style-name="P1" draw:layer="layout" svg:x1="6.5cm" svg:y1="6.25cm" svg:x2="6cm" svg:y2="6.25cm">
          <text:p/>
        </draw:line>
        <draw:frame draw:style-name="gr8" draw:text-style-name="P4" draw:layer="layout" svg:width="6cm" svg:height="1cm" svg:x="6.5cm" svg:y="2.75cm">
          <draw:text-box>
            <text:p text:style-name="P1"><text:span text:style-name="T3">BRAIN</text:span></text:p>
          </draw:text-box>
        </draw:frame>
        <draw:g>
          <draw:glue-point draw:id="4" svg:x="-5.125cm" svg:y="3cm" draw:escape-direction="left"/>
          <draw:glue-point draw:id="5" svg:x="5.125cm" svg:y="3cm" draw:escape-direction="right"/>
          <draw:polyline draw:style-name="gr9" draw:text-style-name="P1" draw:layer="layout" svg:width="1.999cm" svg:height="0.499cm" svg:x="14.5cm" svg:y="6.75cm" svg:viewBox="0 0 2000 500" draw:points="0,250 250,250 375,500 625,0 875,500 1125,0 1375,500 1625,0 1750,250 2000,250">
            <text:p/>
          </draw:polyline>
          <draw:line draw:style-name="gr10" draw:text-style-name="P1" draw:layer="layout" svg:x1="15.5cm" svg:y1="6cm" svg:x2="15.5cm" svg:y2="6.75cm">
            <text:p/>
          </draw:line>
        </draw:g>
        <draw:g>
          <draw:line draw:style-name="gr2" draw:text-style-name="P1" draw:layer="layout" svg:x1="17.5cm" svg:y1="7.5cm" svg:x2="17.5cm" svg:y2="7cm">
            <text:p/>
          </draw:line>
          <draw:line draw:style-name="gr2" draw:text-style-name="P1" draw:layer="layout" svg:x1="17cm" svg:y1="7.5cm" svg:x2="18cm" svg:y2="7.5cm">
            <text:p/>
          </draw:line>
          <draw:line draw:style-name="gr2" draw:text-style-name="P1" draw:layer="layout" svg:x1="17.25cm" svg:y1="7.75cm" svg:x2="17.75cm" svg:y2="7.75cm">
            <text:p/>
          </draw:line>
          <draw:line draw:style-name="gr2" draw:text-style-name="P1" draw:layer="layout" svg:x1="17.38cm" svg:y1="8cm" svg:x2="17.63cm" svg:y2="8cm">
            <text:p/>
          </draw:line>
        </draw:g>
        <draw:line draw:style-name="gr2" draw:text-style-name="P1" draw:layer="layout" svg:x1="14.5cm" svg:y1="7cm" svg:x2="13.5cm" svg:y2="7cm">
          <text:p/>
        </draw:line>
        <draw:g>
          <draw:line draw:style-name="gr2" draw:text-style-name="P1" draw:layer="layout" svg:x1="13cm" svg:y1="6.5cm" svg:x2="14cm" svg:y2="6.5cm">
            <text:p/>
          </draw:line>
          <draw:line draw:style-name="gr2" draw:text-style-name="P1" draw:layer="layout" svg:x1="13.5cm" svg:y1="7cm" svg:x2="13.5cm" svg:y2="6.5cm">
            <text:p/>
          </draw:line>
          <draw:frame draw:style-name="gr11" draw:text-style-name="P5" draw:layer="layout" svg:width="1cm" svg:height="1cm" svg:x="13cm" svg:y="5.5cm">
            <draw:text-box>
              <text:p><text:span text:style-name="T4">5V</text:span></text:p>
            </draw:text-box>
          </draw:frame>
        </draw:g>
        <draw:line draw:style-name="gr2" draw:text-style-name="P1" draw:layer="layout" svg:x1="17.5cm" svg:y1="7cm" svg:x2="16.5cm" svg:y2="7cm">
          <text:p/>
        </draw:line>
        <draw:frame draw:style-name="gr6" draw:text-style-name="P3" draw:layer="layout" svg:width="1.5cm" svg:height="0.5cm" svg:x="6.5cm" svg:y="3.5cm">
          <draw:text-box>
            <text:p text:style-name="P1"><text:span text:style-name="T2">CANH</text:span></text:p>
          </draw:text-box>
        </draw:frame>
        <draw:polyline draw:style-name="gr12" draw:text-style-name="P1" draw:layer="layout" svg:width="2.999cm" svg:height="0.249cm" draw:transform="rotate (3.1415926535892) translate (6.50000000000135cm 0.999999999983983cm)" svg:viewBox="0 0 3000 250" draw:points="0,250 3000,250 3000,0">
          <text:p/>
        </draw:polyline>
        <draw:frame draw:style-name="gr6" draw:text-style-name="P3" draw:layer="layout" svg:width="1.5cm" svg:height="0.5cm" svg:x="6.5cm" svg:y="4cm">
          <draw:text-box>
            <text:p text:style-name="P1"><text:span text:style-name="T2">D 8</text:span></text:p>
          </draw:text-box>
        </draw:frame>
        <draw:frame draw:style-name="gr6" draw:text-style-name="P3" draw:layer="layout" svg:width="2cm" svg:height="0.5cm" svg:x="6.5cm" svg:y="5cm">
          <draw:text-box>
            <text:p text:style-name="P1"><text:span text:style-name="T2">D 10</text:span></text:p>
          </draw:text-box>
        </draw:frame>
        <draw:frame draw:style-name="gr6" draw:text-style-name="P3" draw:layer="layout" svg:width="1.5cm" svg:height="0.5cm" svg:x="6.5cm" svg:y="10cm">
          <draw:text-box>
            <text:p text:style-name="P1"><text:span text:style-name="T2">D 20</text:span></text:p>
          </draw:text-box>
        </draw:frame>
        <draw:frame draw:style-name="gr7" draw:text-style-name="P3" draw:layer="layout" svg:width="1.5cm" svg:height="0.5cm" svg:x="11cm" svg:y="4.5cm">
          <draw:text-box>
            <text:p text:style-name="P1"><text:span text:style-name="T2">D 0</text:span></text:p>
          </draw:text-box>
        </draw:frame>
        <draw:frame draw:style-name="gr7" draw:text-style-name="P3" draw:layer="layout" svg:width="2cm" svg:height="0.5cm" svg:x="10.5cm" svg:y="5.5cm">
          <draw:text-box>
            <text:p text:style-name="P1"><text:span text:style-name="T2">A 1 / D 30</text:span></text:p>
          </draw:text-box>
        </draw:frame>
        <draw:g>
          <draw:line draw:style-name="gr2" draw:text-style-name="P1" draw:layer="layout" svg:x1="1cm" svg:y1="10cm" svg:x2="1cm" svg:y2="9.5cm">
            <text:p/>
          </draw:line>
          <draw:line draw:style-name="gr2" draw:text-style-name="P1" draw:layer="layout" svg:x1="0.5cm" svg:y1="10cm" svg:x2="1.5cm" svg:y2="10cm">
            <text:p/>
          </draw:line>
          <draw:line draw:style-name="gr2" draw:text-style-name="P1" draw:layer="layout" svg:x1="0.75cm" svg:y1="10.25cm" svg:x2="1.25cm" svg:y2="10.25cm">
            <text:p/>
          </draw:line>
          <draw:line draw:style-name="gr2" draw:text-style-name="P1" draw:layer="layout" svg:x1="0.88cm" svg:y1="10.5cm" svg:x2="1.13cm" svg:y2="10.5cm">
            <text:p/>
          </draw:line>
        </draw:g>
        <draw:polyline draw:style-name="gr12" draw:text-style-name="P1" draw:layer="layout" svg:width="0.499cm" svg:height="3.249cm" draw:transform="rotate (3.1415926535892) translate (1.50000000000579cm 9.49999999999911cm)" svg:viewBox="0 0 500 3250" draw:points="0,3250 500,3250 500,0">
          <text:p/>
        </draw:polyline>
        <draw:polyline draw:style-name="gr12" draw:text-style-name="P1" draw:layer="layout" svg:width="2.999cm" svg:height="0.749cm" svg:x="12.5cm" svg:y="5.25cm" svg:viewBox="0 0 3000 750" draw:points="0,0 3000,0 3000,750">
          <text:p/>
        </draw:polyline>
        <draw:rect draw:style-name="gr13" draw:text-style-name="P3" draw:layer="layout" svg:width="2cm" svg:height="1.5cm" svg:x="8.5cm" svg:y="9cm">
          <text:p text:style-name="P1"><text:span text:style-name="T2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2" draw:text-style-name="P1" draw:layer="layout" svg:x1="6.003cm" svg:y1="9.25cm" svg:x2="5.753cm" svg:y2="9.25cm">
            <text:p/>
          </draw:line>
          <draw:circle draw:style-name="gr14" draw:text-style-name="P1" draw:layer="layout" svg:width="0.25cm" svg:height="0.25cm" svg:x="5.498cm" svg:y="9.125cm">
            <text:p/>
          </draw:circle>
          <draw:line draw:style-name="gr2" draw:text-style-name="P1" draw:layer="layout" svg:x1="4cm" svg:y1="9.25cm" svg:x2="4.25cm" svg:y2="9.25cm">
            <text:p/>
          </draw:line>
          <draw:circle draw:style-name="gr14" draw:text-style-name="P1" draw:layer="layout" svg:width="0.25cm" svg:height="0.25cm" svg:x="4.255cm" svg:y="9.125cm">
            <text:p/>
          </draw:circle>
          <draw:line draw:style-name="gr2" draw:text-style-name="P1" draw:layer="layout" svg:x1="5.503cm" svg:y1="9.25cm" svg:x2="4.503cm" svg:y2="8.75cm">
            <text:p/>
          </draw:line>
        </draw:g>
        <draw:frame draw:style-name="gr6" draw:text-style-name="P3" draw:layer="layout" svg:width="1.5cm" svg:height="0.5cm" svg:x="6.5cm" svg:y="4.5cm">
          <draw:text-box>
            <text:p text:style-name="P1"><text:span text:style-name="T2">D 9</text:span></text:p>
          </draw:text-box>
        </draw:frame>
        <draw:frame draw:style-name="gr6" draw:text-style-name="P3" draw:layer="layout" svg:width="1.5cm" svg:height="0.5cm" svg:x="6.5cm" svg:y="8.5cm">
          <draw:text-box>
            <text:p text:style-name="P1"><text:span text:style-name="T2">D 17</text:span></text:p>
          </draw:text-box>
        </draw:frame>
        <draw:frame draw:style-name="gr6" draw:text-style-name="P3" draw:layer="layout" svg:width="1.5cm" svg:height="0.5cm" svg:x="6.5cm" svg:y="9cm">
          <draw:text-box>
            <text:p text:style-name="P1"><text:span text:style-name="T2">D 18</text:span></text:p>
          </draw:text-box>
        </draw:frame>
        <draw:frame draw:style-name="gr6" draw:text-style-name="P3" draw:layer="layout" svg:width="1.5cm" svg:height="0.5cm" svg:x="6.5cm" svg:y="9.5cm">
          <draw:text-box>
            <text:p text:style-name="P1"><text:span text:style-name="T2">D 19</text:span></text:p>
          </draw:text-box>
        </draw:frame>
        <draw:frame draw:style-name="gr7" draw:text-style-name="P3" draw:layer="layout" svg:width="1.5cm" svg:height="0.5cm" svg:x="11cm" svg:y="2.5cm">
          <draw:text-box>
            <text:p text:style-name="P1"><text:span text:style-name="T2">D 4</text:span></text:p>
          </draw:text-box>
        </draw:frame>
        <draw:frame draw:style-name="gr7" draw:text-style-name="P3" draw:layer="layout" svg:width="1.5cm" svg:height="0.5cm" svg:x="11cm" svg:y="3cm">
          <draw:text-box>
            <text:p text:style-name="P1"><text:span text:style-name="T2">D 3</text:span></text:p>
          </draw:text-box>
        </draw:frame>
        <draw:frame draw:style-name="gr7" draw:text-style-name="P3" draw:layer="layout" svg:width="2cm" svg:height="0.5cm" svg:x="10.5cm" svg:y="6cm">
          <draw:text-box>
            <text:p text:style-name="P1"><text:span text:style-name="T2">A 2 / D 29</text:span></text:p>
          </draw:text-box>
        </draw:frame>
        <draw:frame draw:style-name="gr7" draw:text-style-name="P3" draw:layer="layout" svg:width="2cm" svg:height="0.5cm" svg:x="10.5cm" svg:y="6.5cm">
          <draw:text-box>
            <text:p text:style-name="P1"><text:span text:style-name="T2">A 3 / D 28</text:span></text:p>
          </draw:text-box>
        </draw:frame>
        <draw:frame draw:style-name="gr7" draw:text-style-name="P3" draw:layer="layout" svg:width="2cm" svg:height="0.5cm" svg:x="10.5cm" svg:y="7cm">
          <draw:text-box>
            <text:p text:style-name="P1"><text:span text:style-name="T2">A 4 / D 27</text:span></text:p>
          </draw:text-box>
        </draw:frame>
        <draw:frame draw:style-name="gr7" draw:text-style-name="P3" draw:layer="layout" svg:width="2cm" svg:height="0.5cm" svg:x="10.5cm" svg:y="7.5cm">
          <draw:text-box>
            <text:p text:style-name="P1"><text:span text:style-name="T2">A 5 / D 26</text:span></text:p>
          </draw:text-box>
        </draw:frame>
        <draw:frame draw:style-name="gr7" draw:text-style-name="P3" draw:layer="layout" svg:width="2cm" svg:height="0.5cm" svg:x="10.5cm" svg:y="8cm">
          <draw:text-box>
            <text:p text:style-name="P1"><text:span text:style-name="T2">A 6 / D 25</text:span></text:p>
          </draw:text-box>
        </draw:frame>
        <draw:frame draw:style-name="gr7" draw:text-style-name="P3" draw:layer="layout" svg:width="2cm" svg:height="0.5cm" svg:x="10.5cm" svg:y="8.5cm">
          <draw:text-box>
            <text:p text:style-name="P1"><text:span text:style-name="T2">A 7 / D 24</text:span></text:p>
          </draw:text-box>
        </draw:frame>
        <draw:frame draw:style-name="gr7" draw:text-style-name="P3" draw:layer="layout" svg:width="1.5cm" svg:height="0.5cm" svg:x="11cm" svg:y="9.5cm">
          <draw:text-box>
            <text:p text:style-name="P1"><text:span text:style-name="T2">D 22</text:span></text:p>
          </draw:text-box>
        </draw:frame>
        <draw:frame draw:style-name="gr7" draw:text-style-name="P3" draw:layer="layout" svg:width="1.5cm" svg:height="0.5cm" svg:x="11cm" svg:y="9cm">
          <draw:text-box>
            <text:p text:style-name="P1"><text:span text:style-name="T2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6cm" svg:y1="7.5cm" svg:x2="5.25cm" svg:y2="7.5cm">
            <text:p/>
          </draw:line>
          <draw:custom-shape draw:style-name="gr3" draw:text-style-name="P1" draw:layer="layout" svg:width="0.5cm" svg:height="0.5cm" draw:transform="rotate (-1.57079632679579) translate (5.25cm 7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4.75cm" svg:y1="7.5cm" svg:x2="4cm" svg:y2="7.5cm">
            <text:p/>
          </draw:line>
          <draw:line draw:style-name="gr2" draw:text-style-name="P1" draw:layer="layout" svg:x1="4.75cm" svg:y1="7.75cm" svg:x2="4.75cm" svg:y2="7.25cm">
            <text:p/>
          </draw:line>
          <draw:line draw:style-name="gr4" draw:text-style-name="P1" draw:layer="layout" svg:x1="5cm" svg:y1="7cm" svg:x2="4.75cm" svg:y2="6.75cm">
            <text:p/>
          </draw:line>
          <draw:line draw:style-name="gr4" draw:text-style-name="P1" draw:layer="layout" svg:x1="4.9cm" svg:y1="7.1cm" svg:x2="4.65cm" svg:y2="6.85cm">
            <text:p/>
          </draw:line>
          <draw:frame draw:style-name="gr5" draw:text-style-name="P2" draw:layer="layout" svg:width="0.5cm" svg:height="1cm" svg:x="5.5cm" svg:y="6.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4cm" svg:y="6.5cm">
            <draw:text-box>
              <text:p text:style-name="P1"><text:span text:style-name="T1">K</text:span></text:p>
            </draw:text-box>
          </draw:frame>
        </draw:g>
        <draw:line draw:style-name="gr12" draw:text-style-name="P1" draw:layer="layout" svg:x1="4cm" svg:y1="7.5cm" svg:x2="3.5cm" svg:y2="7.5cm">
          <text:p/>
        </draw:line>
        <draw:polyline draw:style-name="gr12" draw:text-style-name="P1" draw:layer="layout" svg:width="0.499cm" svg:height="0.749cm" svg:x="6cm" svg:y="6.75cm" svg:viewBox="0 0 500 750" draw:points="0,750 250,750 250,0 500,0">
          <text:p/>
        </draw:polyline>
        <draw:line draw:style-name="gr12" draw:text-style-name="P1" draw:layer="layout" svg:x1="6cm" svg:y1="9.25cm" svg:x2="6.5cm" svg:y2="9.25cm">
          <text:p/>
        </draw:line>
        <draw:line draw:style-name="gr12" draw:text-style-name="P1" draw:layer="layout" svg:x1="1cm" svg:y1="9.25cm" svg:x2="4cm" svg:y2="9.25cm">
          <text:p/>
        </draw:line>
        <draw:g>
          <draw:line draw:style-name="gr1" draw:text-style-name="P1" draw:layer="layout" svg:x1="3.985cm" svg:y1="2cm" svg:x2="4.985cm" svg:y2="2cm">
            <text:p/>
          </draw:line>
          <draw:line draw:style-name="gr1" draw:text-style-name="P1" draw:layer="layout" svg:x1="4.485cm" svg:y1="2.5cm" svg:x2="4.485cm" svg:y2="2cm">
            <text:p/>
          </draw:line>
          <draw:frame draw:style-name="gr11" draw:text-style-name="P6" draw:layer="layout" svg:width="1cm" svg:height="1cm" svg:x="3.985cm" svg:y="1cm">
            <draw:text-box>
              <text:p>5V</text:p>
            </draw:text-box>
          </draw:frame>
        </draw:g>
        <draw:polyline draw:style-name="gr12" draw:text-style-name="P1" draw:layer="layout" svg:width="1.999cm" svg:height="0.749cm" draw:transform="rotate (3.1415926535892) translate (6.4850000000049cm 2.49999999999346cm)" svg:viewBox="0 0 2000 750" draw:points="0,750 1000,750 1000,0 2000,0 2000,250">
          <text:p/>
        </draw:polyline>
        <draw:polyline draw:style-name="gr9" draw:text-style-name="P1" draw:layer="layout" svg:width="1.999cm" svg:height="0.499cm" svg:x="1.5cm" svg:y="6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1.5cm" svg:y="6.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polyline draw:style-name="gr9" draw:text-style-name="P1" draw:layer="layout" svg:width="1.999cm" svg:height="0.499cm" svg:x="1.5cm" svg:y="7.25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1.5cm" svg:y="7.7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line draw:style-name="gr12" draw:text-style-name="P1" draw:layer="layout" svg:x1="3.5cm" svg:y1="6.25cm" svg:x2="4cm" svg:y2="6.25cm">
          <text:p/>
        </draw:line>
        <draw:line draw:style-name="gr12" draw:text-style-name="P1" draw:layer="layout" svg:x1="1.5cm" svg:y1="7.5cm" svg:x2="1cm" svg:y2="7.5cm">
          <text:p/>
        </draw:line>
        <draw:frame draw:style-name="gr7" draw:text-style-name="P3" draw:layer="layout" svg:width="1.5cm" svg:height="0.5cm" svg:x="11cm" svg:y="2cm">
          <draw:text-box>
            <text:p text:style-name="P1"><text:span text:style-name="T2">D 5</text:span></text:p>
          </draw:text-box>
        </draw:frame>
        <draw:frame draw:style-name="gr7" draw:text-style-name="P3" draw:layer="layout" svg:width="1.5cm" svg:height="0.5cm" svg:x="11cm" svg:y="1cm">
          <draw:text-box>
            <text:p text:style-name="P1"><text:span text:style-name="T2">D 7</text:span></text:p>
          </draw:text-box>
        </draw:frame>
        <draw:frame draw:style-name="gr7" draw:text-style-name="P3" draw:layer="layout" svg:width="1.5cm" svg:height="0.5cm" svg:x="11cm" svg:y="1.5cm">
          <draw:text-box>
            <text:p text:style-name="P1"><text:span text:style-name="T2">D 6</text:span></text:p>
          </draw:text-box>
        </draw:frame>
        <draw:line draw:style-name="gr12" draw:text-style-name="P1" draw:layer="layout" svg:x1="6.5cm" svg:y1="1cm" svg:x2="7cm" svg:y2="1cm">
          <text:p/>
        </draw:line>
        <draw:line draw:style-name="gr12" draw:text-style-name="P1" draw:layer="layout" svg:x1="6.5cm" svg:y1="2.5cm" svg:x2="7cm" svg:y2="2.5cm">
          <text:p/>
        </draw:line>
        <draw:line draw:style-name="gr12" draw:text-style-name="P1" draw:layer="layout" svg:x1="6.5cm" svg:y1="3cm" svg:x2="7cm" svg:y2="3cm">
          <text:p/>
        </draw:line>
        <draw:line draw:style-name="gr12" draw:text-style-name="P1" draw:layer="layout" svg:x1="6.5cm" svg:y1="4cm" svg:x2="7cm" svg:y2="4cm">
          <text:p/>
        </draw:line>
        <draw:line draw:style-name="gr12" draw:text-style-name="P1" draw:layer="layout" svg:x1="12cm" svg:y1="1cm" svg:x2="12.5cm" svg:y2="1cm">
          <text:p/>
        </draw:line>
        <draw:line draw:style-name="gr12" draw:text-style-name="P1" draw:layer="layout" svg:x1="12cm" svg:y1="2.5cm" svg:x2="12.5cm" svg:y2="2.5cm">
          <text:p/>
        </draw:line>
        <draw:frame draw:style-name="gr16" draw:text-style-name="P8" draw:layer="layout" svg:width="1cm" svg:height="0.5cm" draw:transform="rotate (-1.57079632679579) translate (9.5cm 5cm)">
          <draw:text-box>
            <text:p text:style-name="P8"><text:span text:style-name="T7">Serial1</text:span></text:p>
          </draw:text-box>
        </draw:frame>
        <draw:frame draw:style-name="gr6" draw:text-style-name="P3" draw:layer="layout" svg:width="1.5cm" svg:height="0.5cm" svg:x="8cm" svg:y="5cm">
          <draw:text-box>
            <text:p text:style-name="P1"><text:span text:style-name="T2">RX</text:span></text:p>
          </draw:text-box>
        </draw:frame>
        <draw:line draw:style-name="gr17" draw:text-style-name="P1" draw:layer="layout" svg:x1="7.75cm" svg:y1="5.25cm" svg:x2="8cm" svg:y2="5.25cm">
          <text:p/>
        </draw:line>
        <draw:line draw:style-name="gr17" draw:text-style-name="P1" draw:layer="layout" svg:x1="8cm" svg:y1="5.75cm" svg:x2="7.75cm" svg:y2="5.75cm">
          <text:p/>
        </draw:line>
        <draw:frame draw:style-name="gr6" draw:text-style-name="P3" draw:layer="layout" svg:width="1.5cm" svg:height="0.5cm" svg:x="8cm" svg:y="5.5cm">
          <draw:text-box>
            <text:p text:style-name="P1"><text:span text:style-name="T2">TX</text:span></text:p>
          </draw:text-box>
        </draw:frame>
        <draw:frame draw:style-name="gr6" draw:text-style-name="P3" draw:layer="layout" svg:width="1.5cm" svg:height="0.5cm" svg:x="8cm" svg:y="4cm">
          <draw:text-box>
            <text:p text:style-name="P1"><text:span text:style-name="T2">RX</text:span></text:p>
          </draw:text-box>
        </draw:frame>
        <draw:line draw:style-name="gr17" draw:text-style-name="P1" draw:layer="layout" svg:x1="7.75cm" svg:y1="4.25cm" svg:x2="8cm" svg:y2="4.25cm">
          <text:p/>
        </draw:line>
        <draw:line draw:style-name="gr17" draw:text-style-name="P1" draw:layer="layout" svg:x1="8cm" svg:y1="4.75cm" svg:x2="7.75cm" svg:y2="4.75cm">
          <text:p/>
        </draw:line>
        <draw:frame draw:style-name="gr6" draw:text-style-name="P3" draw:layer="layout" svg:width="1.5cm" svg:height="0.5cm" svg:x="8cm" svg:y="4.5cm">
          <draw:text-box>
            <text:p text:style-name="P1"><text:span text:style-name="T2">TX</text:span></text:p>
          </draw:text-box>
        </draw:frame>
        <draw:custom-shape draw:style-name="gr18" draw:text-style-name="P1" draw:layer="layout" svg:width="0.25cm" svg:height="1cm" svg:x="8.75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25cm" svg:height="1cm" svg:x="8.7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cm" svg:height="0.5cm" draw:transform="rotate (-1.57079632679579) translate (9.5cm 4cm)">
          <draw:text-box>
            <text:p text:style-name="P8"><text:span text:style-name="T7">Serial</text:span></text:p>
          </draw:text-box>
        </draw:frame>
        <draw:line draw:style-name="gr19" draw:text-style-name="P1" draw:layer="layout" svg:x1="7.63cm" svg:y1="8.5cm" svg:x2="8.13cm" svg:y2="8.5cm">
          <text:p/>
        </draw:line>
        <draw:frame draw:style-name="gr16" draw:text-style-name="P8" draw:layer="layout" svg:width="1cm" svg:height="0.5cm" draw:transform="rotate (-1.57079632679579) translate (9.75cm 7.75cm)">
          <draw:text-box>
            <text:p text:style-name="P8"><text:span text:style-name="T7">I</text:span><text:span text:style-name="T8">2</text:span><text:span text:style-name="T7">C</text:span></text:p>
          </draw:text-box>
        </draw:frame>
        <draw:frame draw:style-name="gr6" draw:text-style-name="P3" draw:layer="layout" svg:width="1.5cm" svg:height="0.5cm" svg:x="8cm" svg:y="7.75cm">
          <draw:text-box>
            <text:p text:style-name="P1"><text:span text:style-name="T2">SCL</text:span></text:p>
          </draw:text-box>
        </draw:frame>
        <draw:line draw:style-name="gr17" draw:text-style-name="P1" draw:layer="layout" svg:x1="7.75cm" svg:y1="8cm" svg:x2="8cm" svg:y2="8cm">
          <text:p/>
        </draw:line>
        <draw:frame draw:style-name="gr6" draw:text-style-name="P3" draw:layer="layout" svg:width="1.5cm" svg:height="0.5cm" svg:x="8cm" svg:y="8.25cm">
          <draw:text-box>
            <text:p text:style-name="P1"><text:span text:style-name="T2">SDA</text:span></text:p>
          </draw:text-box>
        </draw:frame>
        <draw:custom-shape draw:style-name="gr18" draw:text-style-name="P1" draw:layer="layout" svg:width="0.25cm" svg:height="1cm" svg:x="9cm" svg:y="7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3" draw:layer="layout" svg:width="1.5cm" svg:height="0.5cm" svg:x="9.5cm" svg:y="2cm">
          <draw:text-box>
            <text:p text:style-name="P1"><text:span text:style-name="T2">MOSI</text:span></text:p>
          </draw:text-box>
        </draw:frame>
        <draw:frame draw:style-name="gr7" draw:text-style-name="P3" draw:layer="layout" svg:width="1.5cm" svg:height="0.5cm" svg:x="9.5cm" svg:y="1cm">
          <draw:text-box>
            <text:p text:style-name="P1"><text:span text:style-name="T2">SCK</text:span></text:p>
          </draw:text-box>
        </draw:frame>
        <draw:frame draw:style-name="gr7" draw:text-style-name="P3" draw:layer="layout" svg:width="1.5cm" svg:height="0.5cm" svg:x="9.5cm" svg:y="1.5cm">
          <draw:text-box>
            <text:p text:style-name="P1"><text:span text:style-name="T2">MISO</text:span></text:p>
          </draw:text-box>
        </draw:frame>
        <draw:line draw:style-name="gr17" draw:text-style-name="P1" draw:layer="layout" svg:x1="11cm" svg:y1="1.25cm" svg:x2="11.25cm" svg:y2="1.25cm">
          <text:p/>
        </draw:line>
        <draw:line draw:style-name="gr17" draw:text-style-name="P1" draw:layer="layout" svg:x1="11cm" svg:y1="2.25cm" svg:x2="11.25cm" svg:y2="2.25cm">
          <text:p/>
        </draw:line>
        <draw:line draw:style-name="gr17" draw:text-style-name="P1" draw:layer="layout" svg:x1="11.25cm" svg:y1="1.75cm" svg:x2="11cm" svg:y2="1.75cm">
          <text:p/>
        </draw:line>
        <draw:custom-shape draw:style-name="gr18" draw:text-style-name="P1" draw:layer="layout" svg:width="0.25cm" svg:height="1.5cm" svg:x="9.5cm" svg:y="1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.5cm" svg:height="0.5cm" draw:transform="rotate (1.5707963267946) translate (9cm 2.5cm)">
          <draw:text-box>
            <text:p text:style-name="P8"><text:span text:style-name="T7">S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8.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3-10-11T02:05:12.35</dc:date>
    <meta:editing-duration>PT3H40M20S</meta:editing-duration>
    <meta:editing-cycles>66</meta:editing-cycles>
    <meta:document-statistic meta:object-count="142"/>
  </office:meta>
</office:document-meta>
</file>